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ous êtes un espion russe. Vous avez une mission d'espionnage en France, histoire de renseigner l'empire du mal sur les défaillances du pays. Choisissez votre identité, nom : List&lt;names&gt;, prénom : List&lt;surname&gt;. Vous êtes envoyé en mission. Vous êtes à bord d'un avion qui vous amène à destination qui ne vous a pas été communiqué au moment du départ. Vous devez la deviner avant l’atterrissage. Vous avez 7 tentatives</text:p>
      <text:p text:style-name="Standard"/>
      <text:p text:style-name="Standard"/>
      <text:p text:style-name="Standard"/>
      <text:p text:style-name="Standard">Vous un oligarque russe. Vous vous évadez du pays au bord de votre jet privé et le peu de fonds que vous avez pu sécuriser avant votre départ, 5 000 000€ sur votre carte VISA. Vous êtes parti en précipitation sans faire le plein. Il faut </text:p>
      <text:p text:style-name="Standard"/>
      <text:p text:style-name="Standard"/>
      <text:p text:style-name="Standard">Vous avez fait la fête à Paris. Vous vous réveillez à l'hôtel sans un rond (votre portefeuille et le portable ont été volés dans la boîte techno où vous avez fini la soirée). Votre voiture est garée sur le parking souterrain de l'hôtel. Après un petit déjeuner continental, le voiturier amène votre Porsche devant l'entrée et vous rend la clé. Vous vous installez au volant. Mais zut. La drogue synthétique fait des ravages... Vous ne vous souvenez plus de votre destination de retour... Par bonheur, le réservoir est plein. Tout ce qui vous reste, c'est 60 litres d'essence et un espoir de vous souvenir du nom de votre ville de résidence.</text:p>
      <text:p text:style-name="Standard"/>
      <text:p text:style-name="Standard">Prenez la route et essayez de vous souvenir du nom de la ville : __________</text:p>
      <text:p text:style-name="Standard"/>
      <text:p text:style-name="Standard">Plus le choix, démarrez.</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irill Ukolov</meta:initial-creator>
    <meta:creation-date>2024-12-16T14:11:01.02</meta:creation-date>
    <meta:document-statistic meta:table-count="0" meta:image-count="0" meta:object-count="0" meta:page-count="1" meta:paragraph-count="5" meta:word-count="245" meta:character-count="1395"/>
    <dc:date>2024-12-16T21:26:35.37</dc:date>
    <dc:creator>Kirill Ukolov</dc:creator>
    <meta:editing-duration>PT5H59M23S</meta:editing-duration>
    <meta:editing-cycles>1</meta:editing-cycles>
    <meta:generator>OpenOffice/4.1.7$Win32 OpenOffice.org_project/417m1$Build-9800</meta:generator>
  </office:meta>
</office:document-meta>
</file>